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4" style:family="table-cell" style:parent-style-name="Default">
      <style:table-cell-properties fo:padding="2.01pt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 style:data-style-name="N157"/>
    <style:style style:name="ce5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>
      <style:text-properties fo:color="#808080" fo:font-style="italic" style:font-style-asian="italic" style:font-style-complex="italic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order="none" fo:padding="2.01pt" style:rotation-angle="90"/>
    </style:style>
    <style:style style:name="ce66" style:family="table-cell" style:parent-style-name="Default">
      <style:table-cell-properties fo:border="none" fo:padding="2.01pt"/>
    </style:style>
    <style:style style:name="ce67" style:family="table-cell" style:parent-style-name="Default">
      <style:table-cell-properties fo:border="none" fo:padding="2.01pt"/>
      <style:text-properties fo:color="#808080"/>
    </style:style>
    <style:style style:name="ce68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#dddddd" fo:padding="2.01pt"/>
    </style:style>
    <style:style style:name="ce70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1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72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dddddd"/>
    </style:style>
    <style:style style:name="ce74" style:family="table-cell" style:parent-style-name="Default">
      <style:table-cell-properties fo:background-color="#ffff66" fo:padding="2.01pt"/>
    </style:style>
    <style:style style:name="ce75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7"/>
        <table:table-column table:style-name="co4" table:default-cell-style-name="ce28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7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5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amm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9" office:value-type="float" office:value="1.35" calcext:value-type="float">
            <text:p>1.350</text:p>
          </table:table-cell>
          <table:table-cell table:style-name="ce18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9" office:value-type="float" office:value="1.39" calcext:value-type="float">
            <text:p>1.39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9" office:value-type="float" office:value="1.45" calcext:value-type="float">
            <text:p>1.450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erste Tempelreinig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6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36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eisse Erntefel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Vater legt Zeugnis ab von seinem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8"/>
          <table:table-cell table:style-name="ce34" office:value-type="string" calcext:value-type="string">
            <text:p>Unreine Geis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8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56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56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56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6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6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6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6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Buss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6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6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6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6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6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6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oh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6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34" table:number-columns-repeated="2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6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6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6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6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56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6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weint über Jerusalem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8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6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6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agt den Verrat vora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as Volk verharrt im Unglau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Das letzte Passahmahl und die Fusswasch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, der einzige Weg zum Va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Friede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Weinstock und die Re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ot der Lieb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irken des Heiligen Geis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Künftige Trauer und Freude der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et Jesu Christi für seine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49" office:value-type="float" office:value="22.51" calcext:value-type="float">
            <text:p>22.51</text:p>
          </table:table-cell>
          <table:table-cell table:style-name="ce57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des Ohres des Hohenpries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Brot des Leben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ungläubigen Brüder Jesu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Ist Jesus der Christ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paltung unter den Jud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Licht der Wel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51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Heilung eines Blindgeboren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Verhör des Geheilten durch die Pharisä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Blinde sehen und Sehende werden blin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ute Hir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Unglaube und Widerstand gegen den Sohn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Auferweckung des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Mordplan des Hohen Ra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Salbung Jesu in Bethani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9"/>
          <table:table-cell table:style-name="ce56"/>
          <table:table-cell table:style-name="ce10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salbt Jesus mit Nardenö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56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56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6" office:value-type="float" office:value="1.26" calcext:value-type="float">
            <text:p>1.26</text:p>
          </table:table-cell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6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56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56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56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56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8"/>
          <table:table-cell table:style-name="ce37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8"/>
          <table:table-cell table:style-name="ce29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56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8"/>
          <table:table-cell table:style-name="ce29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56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5" calcext:value-type="float">
            <text:p>1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6" calcext:value-type="float">
            <text:p>1.29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7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95]" office:value-type="float" office:value="2.01" calcext:value-type="float">
            <text:p>2.01</text:p>
          </table:table-cell>
          <table:table-cell table:style-name="ce7" table:formula="of:=[.E95]" office:value-type="float" office:value="2.01" calcext:value-type="float">
            <text:p>2.01</text:p>
          </table:table-cell>
          <table:table-cell table:style-name="ce29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56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56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0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56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8"/>
          <table:table-cell table:style-name="ce29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8"/>
          <table:table-cell table:style-name="ce29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8"/>
          <table:table-cell table:style-name="ce29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56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5" calcext:value-type="float">
            <text:p>2.19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19" calcext:value-type="float">
            <text:p>1.019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56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8"/>
          <table:table-cell table:style-name="ce29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8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56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8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43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3" table:formula="of:=[.N107]" office:value-type="float" office:value="3.001" calcext:value-type="float">
            <text:p>3.00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5" calcext:value-type="float">
            <text:p>3.0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25" calcext:value-type="float">
            <text:p>1.025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6" office:value-type="float" office:value="3.025" calcext:value-type="float">
            <text:p>3.02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066" calcext:value-type="float">
            <text:p>1.06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6" calcext:value-type="float">
            <text:p>3.06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26" calcext:value-type="float">
            <text:p>1.026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6" office:value-type="float" office:value="3.026" calcext:value-type="float">
            <text:p>3.026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067" calcext:value-type="float">
            <text:p>1.06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8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27" calcext:value-type="float">
            <text:p>1.027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6" office:value-type="float" office:value="3.027" calcext:value-type="float">
            <text:p>3.027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068" calcext:value-type="float">
            <text:p>1.06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5" calcext:value-type="float">
            <text:p>3.13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8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9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Taufe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8"/>
          <table:table-cell table:style-name="ce29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8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6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16]" office:value-type="float" office:value="4.08" calcext:value-type="float">
            <text:p>4.08</text:p>
          </table:table-cell>
          <table:table-cell table:style-name="ce7" table:formula="of:=[.E116]" office:value-type="float" office:value="4.08" calcext:value-type="float">
            <text:p>4.08</text:p>
          </table:table-cell>
          <table:table-cell table:style-name="ce29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6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36"/>
          <table:table-cell table:style-name="ce1"/>
          <table:table-cell table:style-name="ce2"/>
          <table:table-cell table:number-columns-repeated="10"/>
          <table:table-cell table:style-name="ce69" office:value-type="string" calcext:value-type="string">
            <text:p>Johannes noch nicht ins Gefängnis geworfen</text:p>
          </table:table-cell>
          <table:table-cell table:style-name="ce73" table:number-columns-repeated="2"/>
          <table:table-cell table:style-name="ce69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6" calcext:value-type="float">
            <text:p>4.116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36" calcext:value-type="float">
            <text:p>1.360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6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" calcext:value-type="float">
            <text:p>1.140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2.396" calcext:value-type="float">
            <text:p>2.396</text:p>
          </table:table-cell>
          <table:table-cell table:style-name="ce56"/>
          <table:table-cell table:style-name="ce6"/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29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2" calcext:value-type="float">
            <text:p>1.142</text:p>
          </table:table-cell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6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table:number-columns-repeated="3"/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4" office:value-type="float" office:value="1.145" calcext:value-type="float">
            <text:p>1.145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3" calcext:value-type="float">
            <text:p>4.13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23]" office:value-type="float" office:value="4.17" calcext:value-type="float">
            <text:p>4.17</text:p>
          </table:table-cell>
          <table:table-cell table:style-name="ce7" table:formula="of:=[.E123]" office:value-type="float" office:value="4.17" calcext:value-type="float">
            <text:p>4.17</text:p>
          </table:table-cell>
          <table:table-cell table:style-name="ce29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6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/>
          <table:table-cell table:style-name="ce7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8"/>
          <table:table-cell table:style-name="ce29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24" office:value-type="float" office:value="1.16" calcext:value-type="float">
            <text:p>1.160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56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4" calcext:value-type="float">
            <text:p>4.184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8" office:value-type="float" office:value="1.165" calcext:value-type="float">
            <text:p>1.17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8" office:value-type="float" office:value="1.19" calcext:value-type="float">
            <text:p>1.19</text:p>
          </table:table-cell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6" calcext:value-type="float">
            <text:p>5.016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6" calcext:value-type="float">
            <text:p>4.186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8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56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8]" office:value-type="float" office:value="4.23" calcext:value-type="float">
            <text:p>4.23</text:p>
          </table:table-cell>
          <table:table-cell table:style-name="ce7" table:formula="of:=[.E128]" office:value-type="float" office:value="4.23" calcext:value-type="float">
            <text:p>4.23</text:p>
          </table:table-cell>
          <table:table-cell table:style-name="ce29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6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4" office:value-type="string" calcext:value-type="string">
            <text:p>Jesus predigt Ev. vom Reich, heilt jede Krankheit. Vgl Mt 9:35</text:p>
          </table:table-cell>
          <table:table-cell table:style-name="ce74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8"/>
          <table:table-cell table:style-name="ce29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56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8"/>
          <table:table-cell table:style-name="ce29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6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6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2]" office:value-type="float" office:value="5.03" calcext:value-type="float">
            <text:p>5.03</text:p>
          </table:table-cell>
          <table:table-cell table:style-name="ce7" table:formula="of:=[.E132]" office:value-type="float" office:value="5.03" calcext:value-type="float">
            <text:p>5.03</text:p>
          </table:table-cell>
          <table:table-cell table:style-name="ce29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6.205" calcext:value-type="float">
            <text:p>6.20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8"/>
          <table:table-cell table:style-name="ce29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6.206" calcext:value-type="float">
            <text:p>6.206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5.15" calcext:value-type="float">
            <text:p>5.150</text:p>
          </table:table-cell>
          <table:table-cell table:style-name="ce18"/>
          <table:table-cell table:style-name="ce29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8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56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8"/>
          <table:table-cell table:style-name="ce29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6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8"/>
          <table:table-cell table:style-name="ce29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10" office:value-type="float" office:value="10.2" calcext:value-type="float">
            <text:p>10.20</text:p>
          </table:table-cell>
          <table:table-cell table:style-name="ce18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6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8"/>
          <table:table-cell table:style-name="ce29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56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8"/>
          <table:table-cell table:style-name="ce29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6.275" calcext:value-type="float">
            <text:p>6.27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8" office:value-type="float" office:value="6.09" calcext:value-type="float">
            <text:p>6.0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56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8"/>
          <table:table-cell table:style-name="ce29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56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8"/>
          <table:table-cell table:style-name="ce29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6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8" office:value-type="float" office:value="6.33" calcext:value-type="float">
            <text:p>6.3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6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6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8"/>
          <table:table-cell table:style-name="ce29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56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8"/>
          <table:table-cell table:style-name="ce29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6.375" calcext:value-type="float">
            <text:p>6.37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8"/>
          <table:table-cell table:style-name="ce29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6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8"/>
          <table:table-cell table:style-name="ce29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6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8"/>
          <table:table-cell table:style-name="ce29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56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8"/>
          <table:table-cell table:style-name="ce29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6.465" calcext:value-type="float">
            <text:p>6.465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18"/>
          <table:table-cell table:style-name="ce29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8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56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6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8"/>
          <table:table-cell table:style-name="ce29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56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56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7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6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6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8"/>
          <table:table-cell table:style-name="ce29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8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56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58]" office:value-type="float" office:value="4.41" calcext:value-type="float">
            <text:p>4.41</text:p>
          </table:table-cell>
          <table:table-cell table:style-name="ce56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59]" office:value-type="float" office:value="4.42" calcext:value-type="float">
            <text:p>4.42</text:p>
          </table:table-cell>
          <table:table-cell table:style-name="ce56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table:formula="of:=[.O160]" office:value-type="float" office:value="4.44" calcext:value-type="float">
            <text:p>4.44</text:p>
          </table:table-cell>
          <table:table-cell table:style-name="ce56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8"/>
          <table:table-cell table:style-name="ce29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8"/>
          <table:table-cell table:style-name="ce29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6" office:value-type="float" office:value="9.57" calcext:value-type="float">
            <text:p>9.57</text:p>
          </table:table-cell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6" office:value-type="float" office:value="9.57" calcext:value-type="float">
            <text:p>9.5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Ich will dir nachfol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6" office:value-type="float" office:value="9.58" calcext:value-type="float">
            <text:p>9.5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6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56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6" office:value-type="float" office:value="9.59" calcext:value-type="float">
            <text:p>9.5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1" calcext:value-type="float">
            <text:p>8.21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6" office:value-type="float" office:value="9.595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/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8"/>
          <table:table-cell table:style-name="ce29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8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56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8"/>
          <table:table-cell table:style-name="ce29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8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56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8"/>
          <table:table-cell table:style-name="ce29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8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56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8"/>
          <table:table-cell table:style-name="ce29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8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56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8"/>
          <table:table-cell table:style-name="ce29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8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56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8"/>
          <table:table-cell table:style-name="ce29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8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56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3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3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7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8"/>
          <table:table-cell table:style-name="ce29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8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8"/>
          <table:table-cell table:style-name="ce29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116" calcext:value-type="float">
            <text:p>9.116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0]" office:value-type="float" office:value="9.34" calcext:value-type="float">
            <text:p>9.34</text:p>
          </table:table-cell>
          <table:table-cell table:style-name="ce7" table:formula="of:=[.E180]" office:value-type="float" office:value="9.34" calcext:value-type="float">
            <text:p>9.34</text:p>
          </table:table-cell>
          <table:table-cell table:style-name="ce29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117" calcext:value-type="float">
            <text:p>9.117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 office:value-type="float" office:value="9.37" calcext:value-type="float">
            <text:p>9.37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6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/>
          <table:table-cell table:style-name="ce29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osse Ern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0.025" calcext:value-type="float">
            <text:p>10.02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4]" office:value-type="float" office:value="10.01" calcext:value-type="float">
            <text:p>10.01</text:p>
          </table:table-cell>
          <table:table-cell table:style-name="ce18" office:value-type="float" office:value="10.01" calcext:value-type="float">
            <text:p>10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8"/>
          <table:table-cell table:style-name="ce29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3.13" calcext:value-type="float">
            <text:p>3.130</text:p>
          </table:table-cell>
          <table:table-cell table:style-name="ce18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9" office:value-type="float" office:value="6.12" calcext:value-type="float">
            <text:p>6.120</text:p>
          </table:table-cell>
          <table:table-cell table:style-name="ce56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Befehle an die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8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56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70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70" office:value-type="string" calcext:value-type="string">
            <text:p>Apostel kehren zurück, nach Bethsaid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8]" office:value-type="float" office:value="10.07" calcext:value-type="float">
            <text:p>10.07</text:p>
          </table:table-cell>
          <table:table-cell table:style-name="ce7" table:formula="of:=[.E188]" office:value-type="float" office:value="10.07" calcext:value-type="float">
            <text:p>10.07</text:p>
          </table:table-cell>
          <table:table-cell table:style-name="ce29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56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56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8" office:value-type="float" office:value="10.17" calcext:value-type="float">
            <text:p>10.17</text:p>
          </table:table-cell>
          <table:table-cell table:style-name="ce29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6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4]" office:value-type="float" office:value="10.26" calcext:value-type="float">
            <text:p>10.26</text:p>
          </table:table-cell>
          <table:table-cell table:style-name="ce18" office:value-type="float" office:value="10.26" calcext:value-type="float">
            <text:p>10.26</text:p>
          </table:table-cell>
          <table:table-cell table:style-name="ce29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6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Bekenn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5]" office:value-type="float" office:value="10.34" calcext:value-type="float">
            <text:p>10.34</text:p>
          </table:table-cell>
          <table:table-cell table:style-name="ce18" office:value-type="float" office:value="10.34" calcext:value-type="float">
            <text:p>10.34</text:p>
          </table:table-cell>
          <table:table-cell table:style-name="ce29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6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6]" office:value-type="float" office:value="10.37" calcext:value-type="float">
            <text:p>10.37</text:p>
          </table:table-cell>
          <table:table-cell table:style-name="ce18" office:value-type="float" office:value="10.37" calcext:value-type="float">
            <text:p>10.37</text:p>
          </table:table-cell>
          <table:table-cell table:style-name="ce29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6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7]" office:value-type="float" office:value="10.4" calcext:value-type="float">
            <text:p>10.40</text:p>
          </table:table-cell>
          <table:table-cell table:style-name="ce18" office:value-type="float" office:value="10.4" calcext:value-type="float">
            <text:p>10.40</text:p>
          </table:table-cell>
          <table:table-cell table:style-name="ce29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8"/>
          <table:table-cell table:style-name="ce29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6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7.18" calcext:value-type="float">
            <text:p>7.180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6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56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56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8"/>
          <table:table-cell table:style-name="ce29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6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8"/>
          <table:table-cell table:style-name="ce29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56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56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3" calcext:value-type="float">
            <text:p>11.23</text:p>
          </table:table-cell>
          <table:table-cell table:style-name="ce18" office:value-type="float" office:value="11.23" calcext:value-type="float">
            <text:p>11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0.15" calcext:value-type="float">
            <text:p>10.15</text:p>
          </table:table-cell>
          <table:table-cell table:style-name="ce56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8"/>
          <table:table-cell table:style-name="ce29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51" office:value-type="float" office:value="10.21" calcext:value-type="float">
            <text:p>10.21</text:p>
          </table:table-cell>
          <table:table-cell table:style-name="ce60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8"/>
          <table:table-cell table:style-name="ce29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8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56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8"/>
          <table:table-cell table:style-name="ce29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8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56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8"/>
          <table:table-cell table:style-name="ce29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8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8"/>
          <table:table-cell table:style-name="ce29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8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56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8"/>
          <table:table-cell table:style-name="ce29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8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56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8" office:value-type="float" office:value="12.25" calcext:value-type="float">
            <text:p>12.25</text:p>
          </table:table-cell>
          <table:table-cell table:style-name="ce29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56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8" office:value-type="float" office:value="12.28" calcext:value-type="float">
            <text:p>12.2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56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8"/>
          <table:table-cell table:style-name="ce29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6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8"/>
          <table:table-cell table:style-name="ce29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6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8"/>
          <table:table-cell table:style-name="ce29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8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56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2]" office:value-type="float" office:value="12.5" calcext:value-type="float">
            <text:p>12.50</text:p>
          </table:table-cell>
          <table:table-cell table:style-name="ce24" office:value-type="float" office:value="12.5" calcext:value-type="float">
            <text:p>12.500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24" office:value-type="float" office:value="13.005" calcext:value-type="float">
            <text:p>13.005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4]" office:value-type="float" office:value="13.01" calcext:value-type="float">
            <text:p>13.01</text:p>
          </table:table-cell>
          <table:table-cell table:style-name="ce24" office:value-type="float" office:value="13.01" calcext:value-type="float">
            <text:p>13.010</text:p>
          </table:table-cell>
          <table:table-cell table:style-name="ce29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5]" office:value-type="float" office:value="13.03" calcext:value-type="float">
            <text:p>13.03</text:p>
          </table:table-cell>
          <table:table-cell table:style-name="ce24" office:value-type="float" office:value="13.03" calcext:value-type="float">
            <text:p>13.030</text:p>
          </table:table-cell>
          <table:table-cell table:style-name="ce29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8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56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6]" office:value-type="float" office:value="13.1" calcext:value-type="float">
            <text:p>13.10</text:p>
          </table:table-cell>
          <table:table-cell table:style-name="ce24" office:value-type="float" office:value="13.1" calcext:value-type="float">
            <text:p>13.100</text:p>
          </table:table-cell>
          <table:table-cell table:style-name="ce29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8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56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11" calcext:value-type="float">
            <text:p>4.1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8]" office:value-type="float" office:value="13.11" calcext:value-type="float">
            <text:p>13.11</text:p>
          </table:table-cell>
          <table:table-cell table:style-name="ce7" table:formula="of:=[.E228]" office:value-type="float" office:value="13.11" calcext:value-type="float">
            <text:p>13.11</text:p>
          </table:table-cell>
          <table:table-cell table:style-name="ce29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8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29]" office:value-type="float" office:value="13.18" calcext:value-type="float">
            <text:p>13.180</text:p>
          </table:table-cell>
          <table:table-cell table:style-name="ce18" office:value-type="float" office:value="13.18" calcext:value-type="float">
            <text:p>13.18</text:p>
          </table:table-cell>
          <table:table-cell table:style-name="ce29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10" office:value-type="float" office:value="4.14" calcext:value-type="float">
            <text:p>4.14</text:p>
          </table:table-cell>
          <table:table-cell table:style-name="ce18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56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30]" office:value-type="float" office:value="13.24" calcext:value-type="float">
            <text:p>13.240</text:p>
          </table:table-cell>
          <table:table-cell table:style-name="ce18" office:value-type="float" office:value="13.24" calcext:value-type="float">
            <text:p>13.24</text:p>
          </table:table-cell>
          <table:table-cell table:style-name="ce29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8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3]" office:value-type="float" office:value="13.31" calcext:value-type="float">
            <text:p>13.31</text:p>
          </table:table-cell>
          <table:table-cell table:style-name="ce18" office:value-type="float" office:value="13.31" calcext:value-type="float">
            <text:p>13.31</text:p>
          </table:table-cell>
          <table:table-cell table:style-name="ce29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8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6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5]" office:value-type="float" office:value="13.33" calcext:value-type="float">
            <text:p>13.33</text:p>
          </table:table-cell>
          <table:table-cell table:style-name="ce18" office:value-type="float" office:value="13.33" calcext:value-type="float">
            <text:p>13.33</text:p>
          </table:table-cell>
          <table:table-cell table:style-name="ce29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6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6]" office:value-type="float" office:value="13.36" calcext:value-type="float">
            <text:p>13.36</text:p>
          </table:table-cell>
          <table:table-cell table:style-name="ce18" office:value-type="float" office:value="13.36" calcext:value-type="float">
            <text:p>13.36</text:p>
          </table:table-cell>
          <table:table-cell table:style-name="ce29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7]" office:value-type="float" office:value="13.44" calcext:value-type="float">
            <text:p>13.44</text:p>
          </table:table-cell>
          <table:table-cell table:style-name="ce18" office:value-type="float" office:value="13.44" calcext:value-type="float">
            <text:p>13.44</text:p>
          </table:table-cell>
          <table:table-cell table:style-name="ce29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8]" office:value-type="float" office:value="13.47" calcext:value-type="float">
            <text:p>13.47</text:p>
          </table:table-cell>
          <table:table-cell table:style-name="ce18" office:value-type="float" office:value="13.47" calcext:value-type="float">
            <text:p>13.47</text:p>
          </table:table-cell>
          <table:table-cell table:style-name="ce29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8"/>
          <table:table-cell table:style-name="ce29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8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10" office:value-type="float" office:value="4.16" calcext:value-type="float">
            <text:p>4.16</text:p>
          </table:table-cell>
          <table:table-cell table:style-name="ce56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0]" office:value-type="float" office:value="13.58" calcext:value-type="float">
            <text:p>13.58</text:p>
          </table:table-cell>
          <table:table-cell table:style-name="ce18" office:value-type="float" office:value="13.58" calcext:value-type="float">
            <text:p>13.5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8"/>
          <table:table-cell table:style-name="ce29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18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65" calcext:value-type="float">
            <text:p>9.065</text:p>
          </table:table-cell>
          <table:table-cell table:style-name="ce56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Der Tod/Die Enthauptung Johannes des Täufers</text:p>
          </table:table-cell>
          <table:table-cell table:style-name="ce69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2" calcext:value-type="float">
            <text:p>14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69" office:value-type="string" calcext:value-type="string">
            <text:p>Herodes glaubt, Johannes sei aus den Toten auferstanden</text:p>
          </table:table-cell>
          <table:table-cell table:style-name="ce69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8"/>
          <table:table-cell table:style-name="ce29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8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6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9" office:value-type="string" calcext:value-type="string">
            <text:p>Die Speisung der Fünftausend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table:formula="of:=[.J244]" office:value-type="float" office:value="6.32" calcext:value-type="float">
            <text:p>6.32</text:p>
          </table:table-cell>
          <table:table-cell table:style-name="ce18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8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56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6]" office:value-type="float" office:value="14.14" calcext:value-type="float">
            <text:p>14.14</text:p>
          </table:table-cell>
          <table:table-cell table:style-name="ce18" office:value-type="float" office:value="14.14" calcext:value-type="float">
            <text:p>14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8"/>
          <table:table-cell table:style-name="ce29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8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Jesus geht auf dem Se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9]" office:value-type="float" office:value="14.35" calcext:value-type="float">
            <text:p>14.35</text:p>
          </table:table-cell>
          <table:table-cell table:style-name="ce18" office:value-type="float" office:value="14.35" calcext:value-type="float">
            <text:p>14.35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8"/>
          <table:table-cell table:style-name="ce29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8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8"/>
          <table:table-cell table:style-name="ce29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8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252]" office:value-type="float" office:value="15.21" calcext:value-type="float">
            <text:p>15.21</text:p>
          </table:table-cell>
          <table:table-cell table:style-name="ce18" office:value-type="float" office:value="15.21" calcext:value-type="float">
            <text:p>15.21</text:p>
          </table:table-cell>
          <table:table-cell table:style-name="ce29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8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s Tauben der schwer rede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8"/>
          <table:table-cell table:style-name="ce29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8"/>
          <table:table-cell table:style-name="ce29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8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table:formula="of:=[.J257]" office:value-type="float" office:value="8.04" calcext:value-type="float">
            <text:p>8.04</text:p>
          </table:table-cell>
          <table:table-cell table:style-name="ce18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58]" office:value-type="float" office:value="15.33" calcext:value-type="float">
            <text:p>15.33</text:p>
          </table:table-cell>
          <table:table-cell table:style-name="ce18" office:value-type="float" office:value="15.33" calcext:value-type="float">
            <text:p>15.3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8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8"/>
          <table:table-cell table:style-name="ce29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8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Sadduzäer fordern ein Zeichen – vom Himmel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8"/>
          <table:table-cell table:style-name="ce29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8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8"/>
          <table:table-cell table:style-name="ce29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8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56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Das Bekenntnis des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63]" office:value-type="float" office:value="16.19" calcext:value-type="float">
            <text:p>16.19</text:p>
          </table:table-cell>
          <table:table-cell table:style-name="ce18" office:value-type="float" office:value="16.19" calcext:value-type="float">
            <text:p>16.1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8"/>
          <table:table-cell table:style-name="ce29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8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56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65]" office:value-type="float" office:value="16.22" calcext:value-type="float">
            <text:p>16.22</text:p>
          </table:table-cell>
          <table:table-cell table:style-name="ce18" office:value-type="float" office:value="16.22" calcext:value-type="float">
            <text:p>16.22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66]" office:value-type="float" office:value="16.23" calcext:value-type="float">
            <text:p>16.23</text:p>
          </table:table-cell>
          <table:table-cell table:style-name="ce18" office:value-type="float" office:value="16.23" calcext:value-type="float">
            <text:p>16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8"/>
          <table:table-cell table:style-name="ce29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8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56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Über die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8" calcext:value-type="float">
            <text:p>16.28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8"/>
          <table:table-cell table:style-name="ce29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8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56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Verklär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8"/>
          <table:table-cell table:style-name="ce29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8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56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/>
          <table:table-cell table:style-name="ce66" table:number-columns-repeated="6"/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8"/>
          <table:table-cell table:style-name="ce29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8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56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8"/>
          <table:table-cell table:style-name="ce29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8"/>
          <table:table-cell table:style-name="ce29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8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56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56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8"/>
          <table:table-cell table:style-name="ce29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8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8"/>
          <table:table-cell table:style-name="ce29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8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6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7" office:value-type="float" office:value="9.47" calcext:value-type="float">
            <text:p>9.4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8"/>
          <table:table-cell table:style-name="ce29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6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8"/>
          <table:table-cell table:style-name="ce29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8"/>
          <table:table-cell table:style-name="ce29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81]" office:value-type="float" office:value="18.23" calcext:value-type="float">
            <text:p>18.23</text:p>
          </table:table-cell>
          <table:table-cell table:style-name="ce18" office:value-type="float" office:value="18.23" calcext:value-type="float">
            <text:p>18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8"/>
          <table:table-cell table:style-name="ce29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10" office:value-type="float" office:value="10.01" calcext:value-type="float">
            <text:p>10.01</text:p>
          </table:table-cell>
          <table:table-cell table:style-name="ce18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2" calcext:value-type="float">
            <text:p>19.02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8"/>
          <table:table-cell table:style-name="ce29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8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6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egnet die Kind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8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6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135" calcext:value-type="float">
            <text:p>10.1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6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88]" office:value-type="float" office:value="19.14" calcext:value-type="float">
            <text:p>19.14</text:p>
          </table:table-cell>
          <table:table-cell table:style-name="ce18" office:value-type="float" office:value="19.14" calcext:value-type="float">
            <text:p>19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6" calcext:value-type="float">
            <text:p>19.160</text:p>
          </table:table-cell>
          <table:table-cell table:style-name="ce18"/>
          <table:table-cell table:style-name="ce29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8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6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8"/>
          <table:table-cell table:style-name="ce29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8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6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92]" office:value-type="float" office:value="19.23" calcext:value-type="float">
            <text:p>19.23</text:p>
          </table:table-cell>
          <table:table-cell table:style-name="ce18" office:value-type="float" office:value="19.23" calcext:value-type="float">
            <text:p>19.2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8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8"/>
          <table:table-cell table:style-name="ce29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8"/>
          <table:table-cell table:style-name="ce29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8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6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6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8"/>
          <table:table-cell table:style-name="ce29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8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6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8"/>
          <table:table-cell table:style-name="ce29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8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6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6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Oberzöllner Zachä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8"/>
          <table:table-cell table:style-name="ce29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10" office:value-type="float" office:value="11.01" calcext:value-type="float">
            <text:p>11.01</text:p>
          </table:table-cell>
          <table:table-cell table:style-name="ce18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6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8"/>
          <table:table-cell table:style-name="ce29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8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6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6 Tage vor Passah: Bethphage, Bethanien, Oelberg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8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2"/>
          <table:table-cell table:style-name="ce34" office:value-type="string" calcext:value-type="string">
            <text:p>Gerpriesen sei das kommende Reich unseres Vaters Davi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8"/>
          <table:table-cell table:style-name="ce29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10" office:value-type="float" office:value="11.02" calcext:value-type="float">
            <text:p>11.02</text:p>
          </table:table-cell>
          <table:table-cell table:style-name="ce18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6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5 Tage vor Passah: Jesus auf Eselin und deren Füllen</text:p>
          </table:table-cell>
          <table:table-cell table:style-name="ce69" table:number-columns-repeated="3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8"/>
          <table:table-cell table:style-name="ce29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10" office:value-type="float" office:value="11.15" calcext:value-type="float">
            <text:p>11.15</text:p>
          </table:table-cell>
          <table:table-cell table:style-name="ce18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6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05]" office:value-type="float" office:value="21.13" calcext:value-type="float">
            <text:p>21.13</text:p>
          </table:table-cell>
          <table:table-cell table:style-name="ce18" office:value-type="float" office:value="21.13" calcext:value-type="float">
            <text:p>21.1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06]" office:value-type="float" office:value="21.18" calcext:value-type="float">
            <text:p>21.18</text:p>
          </table:table-cell>
          <table:table-cell table:style-name="ce18" office:value-type="float" office:value="21.18" calcext:value-type="float">
            <text:p>21.18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8" calcext:value-type="float">
            <text:p>21.18</text:p>
          </table:table-cell>
          <table:table-cell table:style-name="ce18"/>
          <table:table-cell table:style-name="ce29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10" office:value-type="float" office:value="11.12" calcext:value-type="float">
            <text:p>11.12</text:p>
          </table:table-cell>
          <table:table-cell table:style-name="ce18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8"/>
          <table:table-cell table:style-name="ce29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10" office:value-type="float" office:value="11.27" calcext:value-type="float">
            <text:p>11.27</text:p>
          </table:table-cell>
          <table:table-cell table:style-name="ce18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6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8"/>
          <table:table-cell table:style-name="ce29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0]" office:value-type="float" office:value="21.31" calcext:value-type="float">
            <text:p>21.31</text:p>
          </table:table-cell>
          <table:table-cell table:style-name="ce18" office:value-type="float" office:value="21.31" calcext:value-type="float">
            <text:p>21.3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1]" office:value-type="float" office:value="21.31" calcext:value-type="float">
            <text:p>21.31</text:p>
          </table:table-cell>
          <table:table-cell table:style-name="ce18" office:value-type="float" office:value="21.31" calcext:value-type="float">
            <text:p>21.3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2]" office:value-type="float" office:value="21.43" calcext:value-type="float">
            <text:p>21.43</text:p>
          </table:table-cell>
          <table:table-cell table:style-name="ce18" office:value-type="float" office:value="21.43" calcext:value-type="float">
            <text:p>21.4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8"/>
          <table:table-cell table:style-name="ce29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9" office:value-type="float" office:value="12.01" calcext:value-type="float">
            <text:p>12.010</text:p>
          </table:table-cell>
          <table:table-cell table:style-name="ce18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6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14]" office:value-type="float" office:value="22.01" calcext:value-type="float">
            <text:p>22.01</text:p>
          </table:table-cell>
          <table:table-cell table:style-name="ce18" office:value-type="float" office:value="22.01" calcext:value-type="float">
            <text:p>22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8"/>
          <table:table-cell table:style-name="ce29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6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8"/>
          <table:table-cell table:style-name="ce29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8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6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8"/>
          <table:table-cell table:style-name="ce29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8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6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8"/>
          <table:table-cell table:style-name="ce29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8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8"/>
          <table:table-cell table:style-name="ce29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8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6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7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8"/>
          <table:table-cell table:style-name="ce29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10" office:value-type="float" office:value="12.38" calcext:value-type="float">
            <text:p>12.38</text:p>
          </table:table-cell>
          <table:table-cell table:style-name="ce18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6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trafrede gegen die Schriftgelehrten und Pharisäer, vgl Lk 20 45:47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322]" office:value-type="float" office:value="23.13" calcext:value-type="float">
            <text:p>23.13</text:p>
          </table:table-cell>
          <table:table-cell table:style-name="ce18" office:value-type="float" office:value="23.13" calcext:value-type="float">
            <text:p>23.13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8"/>
          <table:table-cell table:style-name="ce7"/>
          <table:table-cell table:style-name="ce1"/>
          <table:table-cell table:style-name="ce2"/>
          <table:table-cell table:style-name="ce9"/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8"/>
          <table:table-cell table:style-name="ce29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8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6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72" office:value-type="string" calcext:value-type="string">
            <text:p>Die Endzeitrede Jesu auf dem Ölberg, Intro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8"/>
          <table:table-cell table:style-name="ce29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8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6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dzeitre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25]" office:value-type="float" office:value="24.14" calcext:value-type="float">
            <text:p>24.14</text:p>
          </table:table-cell>
          <table:table-cell table:style-name="ce18" office:value-type="float" office:value="24.14" calcext:value-type="float">
            <text:p>24.1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8"/>
          <table:table-cell table:style-name="ce29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8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10" office:value-type="float" office:value="23.13" calcext:value-type="float">
            <text:p>23.13</text:p>
          </table:table-cell>
          <table:table-cell table:style-name="ce56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8"/>
          <table:table-cell table:style-name="ce29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8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6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6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8"/>
          <table:table-cell table:style-name="ce29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0</text:p>
          </table:table-cell>
          <table:table-cell table:style-name="ce18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6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1" calcext:value-type="float">
            <text:p>17.21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10" office:value-type="float" office:value="17.21" calcext:value-type="float">
            <text:p>17.21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2]" office:value-type="float" office:value="25.01" calcext:value-type="float">
            <text:p>25.01</text:p>
          </table:table-cell>
          <table:table-cell table:style-name="ce18" office:value-type="float" office:value="25.01" calcext:value-type="float">
            <text:p>25.01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8"/>
          <table:table-cell table:style-name="ce29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8"/>
          <table:table-cell table:style-name="ce29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6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8"/>
          <table:table-cell table:style-name="ce29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3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36]" office:value-type="float" office:value="25.34" calcext:value-type="float">
            <text:p>25.34</text:p>
          </table:table-cell>
          <table:table-cell table:style-name="ce18" office:value-type="float" office:value="25.34" calcext:value-type="float">
            <text:p>25.34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8"/>
          <table:table-cell table:style-name="ce29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???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8"/>
          <table:table-cell table:style-name="ce29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8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6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8"/>
          <table:table-cell table:style-name="ce29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8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8"/>
          <table:table-cell table:style-name="ce29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8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6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Verrat des Jud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8"/>
          <table:table-cell table:style-name="ce29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8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6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8"/>
          <table:table-cell table:style-name="ce29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8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6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insetzung des Mahl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343]" office:value-type="float" office:value="26.29" calcext:value-type="float">
            <text:p>26.29</text:p>
          </table:table-cell>
          <table:table-cell table:style-name="ce18" office:value-type="float" office:value="26.29" calcext:value-type="float">
            <text:p>26.29</text:p>
          </table:table-cell>
          <table:table-cell table:style-name="ce29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8"/>
          <table:table-cell table:style-name="ce29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8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6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8"/>
          <table:table-cell table:style-name="ce29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8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6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ethseman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8"/>
          <table:table-cell table:style-name="ce29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8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6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fangennahm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8"/>
          <table:table-cell table:style-name="ce29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8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6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8"/>
          <table:table-cell table:style-name="ce29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8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6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8"/>
          <table:table-cell table:style-name="ce29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8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6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8"/>
          <table:table-cell table:style-name="ce29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8"/>
          <table:table-cell table:style-name="ce29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8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6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8"/>
          <table:table-cell table:style-name="ce29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8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8"/>
          <table:table-cell table:style-name="ce29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8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6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8"/>
          <table:table-cell table:style-name="ce29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8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6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Tod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8"/>
          <table:table-cell table:style-name="ce29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8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6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able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8"/>
          <table:table-cell table:style-name="ce29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8"/>
          <table:table-cell table:style-name="ce29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8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6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8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6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51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1" calcext:value-type="float">
            <text:p>28.110</text:p>
          </table:table-cell>
          <table:table-cell table:style-name="ce18"/>
          <table:table-cell table:style-name="ce29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8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6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6" calcext:value-type="float">
            <text:p>28.160</text:p>
          </table:table-cell>
          <table:table-cell table:style-name="ce18"/>
          <table:table-cell table:style-name="ce29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8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6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7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8"/>
          <table:table-cell table:style-name="ce29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18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9" office:value-type="float" office:value="24.5" calcext:value-type="float">
            <text:p>24.500</text:p>
          </table:table-cell>
          <table:table-cell table:style-name="ce56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 table:number-rows-repeated="1048208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K36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6:46:24.71343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19T17:02:14.514996020</dc:date>
    <meta:editing-duration>PT16H3M19S</meta:editing-duration>
    <meta:editing-cycles>200</meta:editing-cycles>
    <meta:generator>LibreOffice/5.1.3.2$Linux_X86_64 LibreOffice_project/10m0$Build-2</meta:generator>
    <meta:document-statistic meta:table-count="1" meta:cell-count="2534" meta:object-count="0"/>
  </office:meta>
</office:document-meta>
</file>